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04-12</text:p>
      <text:p text:style-name="P1"/>
      <text:p text:style-name="P3">Present: Daniel Cornwell, Adrian, Stoyko, Miles, Nathan, John</text:p>
      <text:p text:style-name="P3">Known absence: James</text:p>
      <text:p text:style-name="P3">Absent: Daniel Stuessy, Sam Clements</text:p>
      <text:p text:style-name="P3"/>
      <text:p text:style-name="P3">The older documents need to be updated to reflect our new design decision, e.g. removing swapping monsters with a friend</text:p>
      <text:p text:style-name="P3"/>
      <text:p text:style-name="P3">Over the Christmas break, we will be using skype (or maybe teamspeak) to run meetings. Meetings will be announced in advance by email. There will be a document up on github soon for you to put your username into.</text:p>
      <text:p text:style-name="P3"/>
      <text:p text:style-name="P3">The structure of the database has been decided, Daniel C is working on the java code interaction.</text:p>
      <text:p text:style-name="P3"/>
      <text:p text:style-name="P3">Sam and Miles will be working on the Player and Monster classes, more specifically the monster generation code/ functions that get the attributes worked out from the DOB. </text:p>
      <text:p text:style-name="P3"/>
      <text:p text:style-name="P2"><text:span text:style-name="T2">Daniel S will be working on the design specification with Nathan. Nathan will be spending wednesday(5</text:span><text:span text:style-name="T3">th</text:span><text:span text:style-name="T2"> Dec) 1PM onwards in the delph working on it, Daniel S please meet up with him.</text:span></text:p>
      <text:p text:style-name="P3"/>
      <text:p text:style-name="P3">Stoyko is going to be continuing research into the API and work on some basic function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8:57:40</meta:creation-date>
    <meta:editing-duration>P23DT22H11M8S</meta:editing-duration>
    <meta:document-statistic meta:table-count="0" meta:image-count="0" meta:object-count="0" meta:page-count="1" meta:paragraph-count="10" meta:word-count="170" meta:character-count="1004"/>
    <meta:generator>OpenOffice.org/3.4$Win32 OpenOffice.org_project/340m1$Build-9590</meta:generator>
  </office:meta>
</office:document-meta>
</file>